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orphans="0" fo:widows="0" style:text-autospace="none"/>
      <style:text-properties style:font-name="Arial" fo:font-size="10.5pt" style:font-size-asian="10.5pt" style:font-name-complex="Arial" style:font-size-complex="10.5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color="#23b8dc" style:font-name="Cambria" fo:font-size="13pt" fo:font-weight="bold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endix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61cm" fo:margin-bottom="2.54cm" fo:margin-left="1.27cm" fo:margin-right="2.92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2.54cm" fo:margin-left="1.27cm" fo:margin-right="1.3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1"/>
    <style:master-page style:name="Convert_20_2" style:display-name="Convert 2" style:page-layout-name="Mpm2"/>
    <style:master-page style:name="Convert_20_3" style:display-name="Convert 3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t</meta:initial-creator>
    <meta:creation-date>2010-10-21T06:42:00</meta:creation-date>
    <dc:date>2012-01-18T13:57:38.55</dc:date>
    <meta:editing-cycles>3</meta:editing-cycles>
    <meta:editing-duration>PT574H13M39S</meta:editing-duration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8"/>
  </office:meta>
</office:document-meta>
</file>